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Command Cheatsheets</text:p>
          </draw:text-box>
        </draw:frame>
        <draw:frame draw:style-name="TransBox" svg:width="31.8700cm" svg:height="3.5000cm" svg:x="1.0000cm" svg:y="8.8000cm">
          <draw:text-box>
            <text:p text:style-name="PBody">Quick-reference cards for the most-used command groups. Each section is designed to fit on a single screen. dnf — Package Management systemctl — Service Management journalctl — Log Inspection</text:p>
          </draw:text-box>
        </draw:frame>
        <draw:frame draw:style-name="TransBox" svg:width="31.8700cm" svg:height="1.0000cm" svg:x="1.0000cm" svg:y="17.8000cm">
          <draw:text-box>
            <text:p text:style-name="PFooter">98-reference/03-cheatsheet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dnf — Package Management</text:p>
            <text:p text:style-name="PBullet">▶  systemctl — Service Management</text:p>
            <text:p text:style-name="PBullet">▶  journalctl — Log Inspection</text:p>
            <text:p text:style-name="PBullet">▶  nmcli — Network Management</text:p>
            <text:p text:style-name="PBullet">▶  firewall-cmd — Firewall Management</text:p>
            <text:p text:style-name="PBullet">▶  SELinux</text:p>
            <text:p text:style-name="PBullet">▶  LVM</text:p>
            <text:p text:style-name="PBullet">▶  Podma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f — Package Management</text:p>
          </draw:text-box>
        </draw:frame>
        <draw:frame draw:style-name="CodeBox" svg:width="31.8700cm" svg:height="13.5500cm" svg:x="1.0000cm" svg:y="4.0000cm">
          <draw:text-box>
            <text:p text:style-name="PCode"># Search and info
dnf search &lt;keyword&gt;
dnf info &lt;package&gt;
dnf provides &lt;file&gt;               # Which package owns a file?
dnf repoquery --list &lt;package&gt;    # List files in a package

# Install / Remove
sudo dnf install -y &lt;package&gt;
sudo dnf remove &lt;package&gt;
sudo dnf reinstall &lt;package&gt;
sudo dnf autoremove               # Remove unneeded dependencies

# Updates
sudo dnf check-update
… (1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ctl — Service Management</text:p>
          </draw:text-box>
        </draw:frame>
        <draw:frame draw:style-name="CodeBox" svg:width="31.8700cm" svg:height="13.5500cm" svg:x="1.0000cm" svg:y="4.0000cm">
          <draw:text-box>
            <text:p text:style-name="PCode"># Status and control
systemctl status &lt;unit&gt;
sudo systemctl start &lt;unit&gt;
sudo systemctl stop &lt;unit&gt;
sudo systemctl restart &lt;unit&gt;
sudo systemctl reload &lt;unit&gt;      # Reload config without restart

# Enable / Disable at boot
sudo systemctl enable &lt;unit&gt;
sudo systemctl disable &lt;unit&gt;
sudo systemctl enable --now &lt;unit&gt;   # Enable AND start

# Inspect
systemctl list-units --failed
… (15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journalctl — Log Inspection</text:p>
          </draw:text-box>
        </draw:frame>
        <draw:frame draw:style-name="CodeBox" svg:width="31.8700cm" svg:height="13.5500cm" svg:x="1.0000cm" svg:y="4.0000cm">
          <draw:text-box>
            <text:p text:style-name="PCode"># Basic queries
journalctl -u &lt;unit&gt;              # Logs for a service
journalctl -u &lt;unit&gt; -f           # Follow (tail -f equivalent)
journalctl -u &lt;unit&gt; -n 50        # Last 50 lines
journalctl -p err                 # Errors and above
journalctl -p err..warning        # Range of priorities
journalctl -k                     # Kernel messages only
journalctl -b                     # Current boot
journalctl -b -1                  # Previous boot

# Time filtering
journalctl --since "1 hour ago"
journalctl --since "2026-02-01" --until "2026-02-02"
journalctl --since today
… (9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mcli — Network Management</text:p>
          </draw:text-box>
        </draw:frame>
        <draw:frame draw:style-name="CodeBox" svg:width="31.8700cm" svg:height="13.5500cm" svg:x="1.0000cm" svg:y="4.0000cm">
          <draw:text-box>
            <text:p text:style-name="PCode"># Status
nmcli device status
nmcli connection show
nmcli connection show &lt;name&gt;

# Create a static IPv4 connection
sudo nmcli connection add \
  con-name &lt;name&gt; type ethernet ifname &lt;nic&gt; \
  ipv4.method manual \
  ipv4.addresses 192.168.1.10/24 \
  ipv4.gateway 192.168.1.1 \
  ipv4.dns "8.8.8.8 1.1.1.1" \
  connection.autoconnect yes

… (10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rewall-cmd — Firewall Management</text:p>
          </draw:text-box>
        </draw:frame>
        <draw:frame draw:style-name="CodeBox" svg:width="31.8700cm" svg:height="13.5500cm" svg:x="1.0000cm" svg:y="4.0000cm">
          <draw:text-box>
            <text:p text:style-name="PCode"># Status
sudo firewall-cmd --state
sudo firewall-cmd --list-all
sudo firewall-cmd --get-active-zones

# Ports
sudo firewall-cmd --add-port=8080/tcp --permanent
sudo firewall-cmd --remove-port=8080/tcp --permanent
sudo firewall-cmd --list-ports

# Services
sudo firewall-cmd --add-service=http --permanent
sudo firewall-cmd --remove-service=http --permanent
sudo firewall-cmd --list-services
… (10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</text:p>
          </draw:text-box>
        </draw:frame>
        <draw:frame draw:style-name="CodeBox" svg:width="31.8700cm" svg:height="13.5500cm" svg:x="1.0000cm" svg:y="4.0000cm">
          <draw:text-box>
            <text:p text:style-name="PCode"># Status
getenforce
sestatus

# Toggle mode
sudo setenforce 1          # enforcing
sudo setenforce 0          # permissive (temporary ONLY — diagnostic use)

# File contexts
ls -Z &lt;path&gt;
ps -Z
id -Z

# Restore default context
… (19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</text:p>
          </draw:text-box>
        </draw:frame>
        <draw:frame draw:style-name="CodeBox" svg:width="31.8700cm" svg:height="13.5500cm" svg:x="1.0000cm" svg:y="4.0000cm">
          <draw:text-box>
            <text:p text:style-name="PCode"># Inspect
pvs / vgs / lvs
pvdisplay / vgdisplay / lvdisplay
lsblk

# Create
sudo pvcreate /dev/vdb
sudo vgcreate datavg /dev/vdb
sudo lvcreate -L 5G -n datalv datavg

# Filesystem + mount
sudo mkfs.xfs /dev/datavg/datalv
sudo mkdir /data
echo '/dev/datavg/datalv /data xfs defaults 0 0' | sudo tee -a /etc/fstab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dman</text:p>
          </draw:text-box>
        </draw:frame>
        <draw:frame draw:style-name="CodeBox" svg:width="31.8700cm" svg:height="13.5500cm" svg:x="1.0000cm" svg:y="4.0000cm">
          <draw:text-box>
            <text:p text:style-name="PCode"># Images
podman pull docker.io/library/nginx:stable-alpine
podman images
podman rmi &lt;image&gt;
podman image prune -a

# Run
podman run -d --name web -p 8080:80 nginx:stable-alpine
podman run -it --rm alpine sh          # interactive, auto-remove

# Container lifecycle
podman ps
podman ps -a                           # including stopped
podman stop &lt;name&gt;
… (2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adlet (systemd container integration)</text:p>
          </draw:text-box>
        </draw:frame>
        <draw:frame draw:style-name="CodeBox" svg:width="31.8700cm" svg:height="13.5500cm" svg:x="1.0000cm" svg:y="4.0000cm">
          <draw:text-box>
            <text:p text:style-name="PCode"># Files location
# User (rootless): ~/.config/containers/systemd/
# Root:            /etc/containers/systemd/

# Minimal .container file
cat &gt; ~/.config/containers/systemd/myapp.container &lt;&lt;'EOF'
[Unit]
Description=My app

[Container]
Image=docker.io/library/nginx:stable-alpine
PublishPort=8080:80
Volume=%h/data:/data:Z

… (1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</text:p>
          </draw:text-box>
        </draw:frame>
        <draw:frame draw:style-name="CodeBox" svg:width="31.8700cm" svg:height="13.5500cm" svg:x="1.0000cm" svg:y="4.0000cm">
          <draw:text-box>
            <text:p text:style-name="PCode"># Connect
ssh user@host
ssh -p 2222 user@host
ssh -i ~/.ssh/mykey user@host

# Key management
ssh-keygen -t ed25519 -C "label"
ssh-copy-id user@host
ssh-add ~/.ssh/mykey

# Config shortcut (~/.ssh/config)
Host lab
  HostName 192.168.122.10
  User student
… (14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formance Triage Quick Reference</text:p>
          </draw:text-box>
        </draw:frame>
        <draw:frame draw:style-name="CodeBox" svg:width="31.8700cm" svg:height="13.5500cm" svg:x="1.0000cm" svg:y="4.0000cm">
          <draw:text-box>
            <text:p text:style-name="PCode"># Load and CPU
uptime
top -b -n 1 | head -20
ps aux --sort=-%cpu | head -11
mpstat -P ALL 1 3
vmstat 1 5

# Memory
free -m
vmstat 1 5 | awk 'NR&gt;2 {print "si:",$7,"so:",$8}'

# Disk I/O
iostat -x 1 3
sudo iotop -o -b -n 3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uned Quick Reference</text:p>
          </draw:text-box>
        </draw:frame>
        <draw:frame draw:style-name="CodeBox" svg:width="31.8700cm" svg:height="13.5500cm" svg:x="1.0000cm" svg:y="4.0000cm">
          <draw:text-box>
            <text:p text:style-name="PCode">tuned-adm list
tuned-adm active
sudo tuned-adm profile throughput-performance
sudo tuned-adm recommend
tuned-adm profile_info &lt;name&gt;

# Custom profile
sudo mkdir /etc/tuned/myprofile
sudo tee /etc/tuned/myprofile/tuned.conf &lt;&lt;'EOF'
[main]
include=throughput-performance

[sysctl]
net.core.somaxconn=131072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mmand Cheatsheets</text:p>
          </draw:text-box>
        </draw:frame>
        <draw:frame draw:style-name="TransBox" svg:width="31.8700cm" svg:height="13.5500cm" svg:x="1.0000cm" svg:y="4.0000cm">
          <draw:text-box>
            <text:p text:style-name="PBullet">✓  dnf — Package Management</text:p>
            <text:p text:style-name="PBullet">✓  systemctl — Service Management</text:p>
            <text:p text:style-name="PBullet">✓  journalctl — Log Inspection</text:p>
            <text:p text:style-name="PBullet">✓  nmcli — Network Management</text:p>
            <text:p text:style-name="PBullet">✓  firewall-cmd — Firewall Management</text:p>
            <text:p text:style-name="PBullet">✓  SELinux</text:p>
            <text:p text:style-name="PBullet">✓  LV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